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0672.65</text:p>
          </table:table-cell>
          <table:table-cell table:number-columns-repeated="8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20938.86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4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8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4"/>
          <table:table-cell table:style-name="Default"/>
          <table:table-cell office:value-type="string" calcext:value-type="string">
            <text:p>-163.86</text:p>
          </table:table-cell>
          <table:table-cell table:number-columns-repeated="8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8 45</text:p>
          </table:table-cell>
          <table:table-cell table:number-columns-repeated="4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7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5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7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7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5631.49</text:p>
          </table:table-cell>
          <table:table-cell table:number-columns-repeated="8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8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0 50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4"/>
          <table:table-cell office:value-type="string" calcext:value-type="string">
            <text:p>22652.15</text:p>
          </table:table-cell>
          <table:table-cell table:number-columns-repeated="9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8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0 20</text:p>
          </table:table-cell>
          <table:table-cell table:number-columns-repeated="4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7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4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8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7:40:05.3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20T17:44:06.444000000</dc:date>
    <meta:editing-duration>P6DT3H13M47S</meta:editing-duration>
    <meta:editing-cycles>2498</meta:editing-cycles>
    <meta:document-statistic meta:table-count="5" meta:cell-count="7220" meta:object-count="0"/>
    <meta:user-defined meta:name="qrichtext">1</meta:user-defined>
  </office:meta>
</office:document-meta>
</file>